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006cm" fo:break-before="auto" style:use-optimal-row-height="true"/>
    </style:style>
    <style:style style:name="ro20" style:family="table-row">
      <style:table-row-properties style:row-height="1.637cm" fo:break-before="auto" style:use-optimal-row-height="true"/>
    </style:style>
    <style:style style:name="ro21" style:family="table-row">
      <style:table-row-properties style:row-height="4.796cm" fo:break-before="auto" style:use-optimal-row-height="true"/>
    </style:style>
    <style:style style:name="ro22" style:family="table-row">
      <style:table-row-properties style:row-height="3.217cm" fo:break-before="auto" style:use-optimal-row-height="false"/>
    </style:style>
    <style:style style:name="ro2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5T17:03:27.66">
            <text:p>0415 <text:s/>170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5T17:03:27.66">
            <text:p>0415 <text:s/>1703</text:p>
          </table:table-cell>
          <table:table-cell table:style-name="ce8" table:formula="of:=NOW()" office:value-type="date" office:date-value="2022-04-15T17:03:27.66">
            <text:p>0415 <text:s/>170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5T17:03:27.66">
            <text:p>0415 <text:s/>170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5T17:03:27.66">
            <text:p>0415 <text:s/>1703</text:p>
          </table:table-cell>
          <table:table-cell table:style-name="ce8" table:formula="of:=NOW()" office:value-type="date" office:date-value="2022-04-15T17:03:27.66">
            <text:p>0415 <text:s/>170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5T17:03:27.91">
            <text:p>2022/4/15 17:03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3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2022/04/15</text:date>, <text:time>17:0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5T17:03:27.41</dc:date>
    <dc:creator>iwabuchi ken</dc:creator>
    <meta:editing-duration>P17DT8H9M18S</meta:editing-duration>
    <meta:editing-cycles>2377</meta:editing-cycles>
    <meta:generator>OpenOffice/4.1.3$Win32 OpenOffice.org_project/413m1$Build-9783</meta:generator>
    <meta:document-statistic meta:table-count="2" meta:cell-count="797" meta:object-count="0"/>
  </office:meta>
</office:document-meta>
</file>